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宋体1" svg:font-family="宋体"/>
    <style:font-face style:name="Times New Roman" svg:font-family="'Times New Roman'" style:font-family-generic="roman"/>
    <style:font-face style:name="宋体" svg:font-family="宋体" style:font-adornments="标准" style:font-pitch="variable"/>
    <style:font-face style:name="Noto Serif CJK TC" svg:font-family="'Noto Serif CJK TC'" style:font-adornments="标准" style:font-family-generic="roman" style:font-pitch="variable"/>
    <style:font-face style:name="Noto Serif CJK TC Light" svg:font-family="'Noto Serif CJK TC Light'" style:font-adornments="标准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回答内容">
      <style:text-properties officeooo:paragraph-rsid="000c586c"/>
    </style:style>
    <style:style style:name="P3" style:family="paragraph" style:parent-style-name="Heading_20_2">
      <style:text-properties style:font-name="Times New Roman1" fo:font-size="14pt" fo:font-style="normal" style:text-underline-style="none" fo:font-weight="bold" officeooo:rsid="0051d895" officeooo:paragraph-rsid="0051d895" style:font-name-asian="宋体" style:font-size-asian="14pt" style:font-weight-asian="bold"/>
    </style:style>
    <style:style style:name="P4" style:family="paragraph" style:parent-style-name="问题">
      <style:text-properties officeooo:rsid="0051d895" officeooo:paragraph-rsid="0051d895"/>
    </style:style>
    <style:style style:name="P5" style:family="paragraph" style:parent-style-name="问题">
      <style:text-properties style:font-name="Times New Roman1" fo:font-size="14pt" officeooo:rsid="0051d895" officeooo:paragraph-rsid="0051d895" style:font-name-asian="宋体" style:font-size-asian="14pt"/>
    </style:style>
    <style:style style:name="P6" style:family="paragraph" style:parent-style-name="问题">
      <style:text-properties officeooo:paragraph-rsid="0051d895"/>
    </style:style>
    <style:style style:name="T1" style:family="text">
      <style:text-properties style:language-asian="zh" style:country-asian="CN"/>
    </style:style>
    <style:style style:name="T2" style:family="text">
      <style:text-properties officeooo:rsid="0051d895"/>
    </style:style>
    <style:style style:name="T3" style:family="text">
      <style:text-properties style:font-name="Times New Roman1" fo:font-size="14pt" fo:font-style="normal" style:text-underline-style="none" fo:font-weight="bold" officeooo:rsid="0051d895" style:font-name-asian="宋体" style:font-size-asian="14pt" style:font-weight-asian="bold"/>
    </style:style>
    <style:style style:name="T4" style:family="text">
      <style:text-properties style:font-name="Times New Roman1" fo:font-size="14pt" officeooo:rsid="0051d895" style:font-name-asian="宋体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
        <text:span text:style-name="T3">Chapter 1 Heading</text:span>
      </text:h>
      <text:list xml:id="list1855412095" text:style-name="问题编号">
        <text:list-item text:start-value="1">
          <text:p text:style-name="P6">
            <text:span text:style-name="T4">Chapter 1 Point 1</text:span>
          </text:p>
        </text:list-item>
        <text:list-item>
          <text:p text:style-name="P6">
            <text:span text:style-name="T4">Chapter 1 Point 2</text:span>
          </text:p>
        </text:list-item>
      </text:list>
      <text:h text:style-name="P3" text:outline-level="2">Chapter 2 Heading</text:h>
      <text:list xml:id="list155947765295948" text:continue-list="list1855412095" text:style-name="问题编号">
        <text:list-item text:start-value="1">
          <text:p text:style-name="P5">Chapter 2 Point 1</text:p>
        </text:list-item>
        <text:list-item>
          <text:p text:style-name="P4">Chapter 2 Point 2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宋体1" svg:font-family="宋体"/>
    <style:font-face style:name="Times New Roman" svg:font-family="'Times New Roman'" style:font-family-generic="roman"/>
    <style:font-face style:name="宋体" svg:font-family="宋体" style:font-adornments="标准" style:font-pitch="variable"/>
    <style:font-face style:name="Noto Serif CJK TC" svg:font-family="'Noto Serif CJK TC'" style:font-adornments="标准" style:font-family-generic="roman" style:font-pitch="variable"/>
    <style:font-face style:name="Noto Serif CJK TC Light" svg:font-family="'Noto Serif CJK TC Light'" style:font-adornments="标准" style:font-family-generic="roman" style:font-pitch="variable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0.5pt" fo:language="en" fo:country="US" style:letter-kerning="tru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punctuation-wrap="hanging"/>
      <style:text-properties style:font-name="Times New Roman1" fo:font-family="'Times New Roman'" style:font-family-generic="roman" style:font-pitch="variable" fo:font-size="14pt" style:font-name-asian="宋体" style:font-family-asian="宋体" style:font-style-name-asian="标准" style:font-pitch-asian="variable" style:font-size-asian="14pt"/>
    </style:style>
    <style:style style:name="Heading" style:family="paragraph" style:parent-style-name="Standard" style:next-style-name="Text_20_body" style:class="text">
      <style:paragraph-properties fo:keep-with-next="always"/>
      <style:text-properties fo:font-style="normal" fo:font-weight="250"/>
    </style:style>
    <style:style style:name="Text_20_body" style:display-name="Text body" style:family="paragraph" style:parent-style-name="Standard" style:class="text">
      <style:paragraph-properties fo:margin-top="0mm" fo:margin-bottom="6.35mm" loext:contextual-spacing="false" fo:line-height="8.47mm">
        <style:tab-stops/>
      </style:paragraph-properties>
    </style:style>
    <style:style style:name="List" style:family="paragraph" style:parent-style-name="Text_20_body" style:class="list">
      <style:paragraph-properties fo:margin-top="0mm" fo:margin-bottom="0mm" loext:contextual-spacing="false" fo:line-height="150%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宋体1" style:font-family-asian="宋体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margin-top="10mm" fo:margin-bottom="0mm" loext:contextual-spacing="false" fo:line-height="150%" fo:text-align="center" style:justify-single-word="false">
        <style:tab-stops/>
      </style:paragraph-properties>
      <style:text-properties fo:font-size="23pt" fo:font-weight="bold" style:font-size-asian="23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line-height="150%" fo:text-align="center" style:justify-single-word="false"/>
      <style:text-properties fo:font-size="16pt" fo:font-style="normal" fo:font-weight="bold" style:font-size-asian="16pt" style:font-weight-asian="bold"/>
    </style:style>
    <style:style style:name="Cover_5f_CaseInfo" style:display-name="Cover_CaseInfo" style:family="paragraph" style:parent-style-name="Text_20_body">
      <style:paragraph-properties fo:line-height="150%"/>
      <style:text-properties fo:font-style="normal" fo:font-weight="bold" style:font-weight-asian="bold"/>
    </style:style>
    <style:style style:name="Cover_5f_Authority" style:display-name="Cover_Authority" style:family="paragraph" style:parent-style-name="Text_20_body">
      <style:paragraph-properties fo:margin-top="30mm" fo:margin-bottom="0mm" loext:contextual-spacing="false" fo:line-height="150%" fo:text-align="center" style:justify-single-word="false"/>
      <style:text-properties fo:font-size="18pt" fo:font-style="normal" fo:font-weight="bold" style:font-size-asian="18pt" style:font-weight-asian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line-height="150%">
        <style:tab-stops>
          <style:tab-stop style:position="14.99mm"/>
        </style:tab-stops>
      </style:paragraph-properties>
      <style:text-properties fo:font-size="20pt" fo:font-weight="bold" style:font-size-asian="20pt" style:font-weight-asian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line-height="150%" fo:text-align="center" style:justify-single-word="false" fo:text-indent="0mm" style:auto-text-indent="false" text:number-lines="false" text:line-number="0"/>
      <style:text-properties fo:font-size="18pt" fo:letter-spacing="7.06mm" style:font-size-asian="18pt"/>
    </style:style>
    <style:style style:name="Contents_20_1" style:display-name="Contents 1" style:family="paragraph" style:parent-style-name="Index" style:class="index">
      <style:paragraph-properties fo:margin-left="0mm" fo:margin-right="0mm" fo:line-height="150%" fo:text-indent="0mm" style:auto-text-indent="false">
        <style:tab-stops>
          <style:tab-stop style:position="20mm"/>
        </style:tab-stops>
      </style:paragraph-properties>
      <style:text-properties fo:font-style="normal" fo:font-weight="bold" style:font-weight-asian="bold"/>
    </style:style>
    <style:style style:name="Contents_20_2" style:display-name="Contents 2" style:family="paragraph" style:parent-style-name="Index" style:class="index">
      <style:paragraph-properties fo:margin-left="4.99mm" fo:margin-right="0mm" fo:line-height="150%" fo:text-indent="0mm" style:auto-text-indent="false">
        <style:tab-stops>
          <style:tab-stop style:position="24.99mm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Numbering_20_2" style:display-name="Numbering 2" style:family="paragraph" style:parent-style-name="List" style:class="list"/>
    <style:style style:name="Heading_20_2" style:display-name="Heading 2" style:family="paragraph" style:parent-style-name="Heading" style:next-style-name="Text_20_body" style:default-outline-level="2" style:class="text">
      <style:paragraph-properties fo:margin-top="0mm" fo:margin-bottom="3.18mm" loext:contextual-spacing="false" fo:line-height="7.06mm">
        <style:tab-stops>
          <style:tab-stop style:position="14.99mm"/>
        </style:tab-stops>
      </style:paragraph-properties>
      <style:text-properties style:text-underline-style="none" fo:font-weight="bold" style:font-weight-asian="bold"/>
    </style:style>
    <style:style style:name="回答_ff1a_" style:display-name="回答：" style:family="paragraph" style:parent-style-name="问题" style:next-style-name="回答内容" style:list-style-name="" style:master-page-name="">
      <style:paragraph-properties style:page-number="auto" fo:keep-with-next="always">
        <style:tab-stops/>
      </style:paragraph-properties>
      <style:text-properties style:text-underline-style="solid" style:text-underline-width="auto" style:text-underline-color="font-color"/>
    </style:style>
    <style:style style:name="问题" style:family="paragraph" style:parent-style-name="Text_20_body" style:next-style-name="回答_ff1a_" style:list-style-name="问题编号">
      <style:paragraph-properties fo:margin-top="0mm" fo:margin-bottom="3.18mm" loext:contextual-spacing="false" fo:line-height="7.06mm"/>
    </style:style>
    <style:style style:name="回答内容" style:family="paragraph" style:parent-style-name="问题" style:list-style-name="">
      <style:paragraph-properties fo:margin-left="0mm" fo:margin-right="0mm" fo:text-indent="8.2m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表格内容小字体" style:family="paragraph" style:parent-style-name="Table_20_Contents">
      <style:text-properties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>
        <style:tab-stops>
          <style:tab-stop style:position="11.2mm"/>
        </style:tab-stops>
      </style:paragraph-properties>
      <style:text-properties fo:font-weight="bold" style:font-weight-asian="bold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Emphasis" style:family="text">
      <style:text-properties style:text-underline-style="solid" style:text-underline-width="auto" style:text-underline-color="font-color"/>
    </style:style>
    <style:style style:name="Strong_20_Emphasis" style:display-name="Strong Emphasis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强调2" style:family="text" style:parent-style-name="Emphasis">
      <style:text-properties style:text-underline-style="none" fo:font-weight="bold" style:font-weight-asian="bold"/>
    </style:style>
    <style:style style:name="Numbering_20_Symbols" style:display-name="Numbering Symbols" style:family="text">
      <style:text-properties style:font-name="Noto Serif CJK TC Light" fo:font-family="'Noto Serif CJK TC Light'" style:font-style-name="标准" style:font-family-generic="roman" style:font-pitch="variable" fo:font-size="14pt" style:font-name-asian="Noto Serif CJK TC" style:font-family-asian="'Noto Serif CJK TC'" style:font-style-name-asian="标准" style:font-family-generic-asian="roman" style:font-pitch-asian="variable" style:font-size-asian="14pt"/>
    </style:style>
    <style:style style:name="註腳符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hibit_20_Char" style:display-name="Exhibit Char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7mm" fo:text-indent="-8.7mm" fo:margin-left="8.7m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0mm" fo:text-indent="-8.01mm" fo:margin-left="2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1.01mm" fo:text-indent="-7mm" fo:margin-left="27.31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8.01mm" fo:text-indent="-7mm" fo:margin-left="34.31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.01mm" fo:text-indent="-7mm" fo:margin-left="41.3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2mm" fo:text-indent="-7mm" fo:margin-left="48.3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9mm" fo:text-indent="-7mm" fo:margin-left="55.3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6mm" fo:text-indent="-7mm" fo:margin-left="62.3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01mm" fo:text-indent="-7mm" fo:margin-left="69.3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0.01mm" fo:text-indent="-7mm" fo:margin-left="76.3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3mm" fo:text-indent="-3mm" fo:margin-left="3m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6mm" fo:text-indent="-3mm" fo:margin-left="6m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9mm" fo:text-indent="-3mm" fo:margin-left="9m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1.99mm" fo:text-indent="-3mm" fo:margin-left="11.99m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4.99mm" fo:text-indent="-3mm" fo:margin-left="14.99m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7.99mm" fo:text-indent="-3mm" fo:margin-left="17.99m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1.01mm" fo:text-indent="-3mm" fo:margin-left="21.01m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4.01mm" fo:text-indent="-3mm" fo:margin-left="24.01m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7.01mm" fo:text-indent="-3mm" fo:margin-left="27.01m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0mm" fo:text-indent="-3mm" fo:margin-left="30m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3.95mm" fo:text-indent="-3.95mm" fo:margin-left="3.95m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7.9mm" fo:text-indent="-3.95mm" fo:margin-left="7.9m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4mm" fo:margin-left="40.01m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问题编号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1.2mm" fo:text-indent="-11.2mm" fo:margin-left="11.2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8.01mm" fo:text-indent="-12.01mm" fo:margin-left="18.01m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8.01mm" fo:text-indent="-12.01mm" fo:margin-left="18.01mm"/>
        </style:list-level-properties>
      </text:list-level-style-number>
      <text:list-level-style-number text:level="4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30mm" fo:text-indent="-10mm" fo:margin-left="30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11.99mm" fo:margin-bottom="11.99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1</text:page-number>
       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6:43:44.417705468</meta:creation-date>
    <dc:date>2020-08-21T15:59:45.781670590</dc:date>
    <meta:editing-duration>PT10H14M40S</meta:editing-duration>
    <meta:editing-cycles>33</meta:editing-cycles>
    <meta:generator>LibreOffice/6.4.6.2$Linux_X86_64 LibreOffice_project/0ce51a4fd21bff07a5c061082cc82c5ed232f115</meta:generator>
    <meta:document-statistic meta:table-count="0" meta:image-count="0" meta:object-count="0" meta:page-count="1" meta:paragraph-count="7" meta:word-count="27" meta:character-count="111" meta:non-whitespace-character-count="95"/>
  </office:meta>
</office:document-meta>
</file>